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f9f3" officeooo:paragraph-rsid="0019f9f3"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8db36"/>
    </style:style>
    <style:style style:name="T5" style:family="text">
      <style:text-properties officeooo:rsid="0019f9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6th</text:span> of <text:span text:style-name="T4">February</text:span> 202<text:span text:style-name="T3">1</text:span> under the <text:span text:style-name="T5">42nd</text:span> PA Meeting.</text:p>
      <text:p text:style-name="P1"/>
      <text:p text:style-name="P1">The Assembly, recognising the current situation,</text:p>
      <text:p text:style-name="P1"/>
      <text:p text:style-name="P4">Constitutes the need to call for the International High Court to be convened in order to appeal the decision taken by the Council of the Server in the case “Socialist Worker’s Republic of Sentinal vs CommissarChenkov and WilliamAC8”, specifically for CommissarChenkov. This because an unjust conclusion has been reached about the case.</text:p>
      <text:p text:style-name="P1"/>
      <text:p text:style-name="P1">And proceeds.</text:p>
      <text:p text:style-name="P1"/>
      <text:p text:style-name="P1">Signed by,</text:p>
      <text:p text:style-name="P4">CommissarChenkov</text:p>
      <text:p text:style-name="P1"/>
      <text:p text:style-name="P1"/>
      <text:p text:style-name="P1"/>
      <text:p text:style-name="Standard"><text:span text:style-name="T1">[</text:span><text:span text:style-name="T2">Motion 42-1: To call the IHC in to appeal the decision over the "sws vs CommissarChenkov and WilliamAC8" case</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2-16T16:52:52.274435857</dc:date>
    <meta:editing-duration>PT2M43S</meta:editing-duration>
    <meta:editing-cycles>5</meta:editing-cycles>
    <meta:generator>LibreOffice/7.0.4.2$Linux_X86_64 LibreOffice_project/1c5f81ee28659974774060c3fe084e73b3bd074b</meta:generator>
    <meta:document-statistic meta:table-count="0" meta:image-count="0" meta:object-count="0" meta:page-count="1" meta:paragraph-count="7" meta:word-count="97" meta:character-count="621" meta:non-whitespace-character-count="531"/>
  </office:meta>
</office:document-meta>
</file>